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Linear_20_yellow_2f_brown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>
        <style:tab-stops>
          <style:tab-stop style:position="0.635cm" style:type="center"/>
          <style:tab-stop style:position="1.27cm" style:type="center"/>
          <style:tab-stop style:position="1.898cm"/>
          <style:tab-stop style:position="2.54cm"/>
          <style:tab-stop style:position="3.175cm"/>
          <style:tab-stop style:position="3.809cm"/>
          <style:tab-stop style:position="4.445cm"/>
          <style:tab-stop style:position="5.08cm"/>
          <style:tab-stop style:position="5.721cm"/>
          <style:tab-stop style:position="6.344cm"/>
          <style:tab-stop style:position="6.996cm"/>
          <style:tab-stop style:position="7.62cm"/>
          <style:tab-stop style:position="8.255cm"/>
          <style:tab-stop style:position="8.893cm"/>
          <style:tab-stop style:position="9.517cm"/>
          <style:tab-stop style:position="10.168cm"/>
          <style:tab-stop style:position="10.795cm"/>
          <style:tab-stop style:position="11.43cm"/>
          <style:tab-stop style:position="12.065cm"/>
          <style:tab-stop style:position="12.744cm"/>
          <style:tab-stop style:position="13.335cm"/>
          <style:tab-stop style:position="13.977cm"/>
          <style:tab-stop style:position="14.601cm"/>
        </style:tab-stops>
      </style:paragraph-properties>
    </style:style>
    <style:style style:name="P4" style:family="paragraph">
      <style:paragraph-properties>
        <style:tab-stops>
          <style:tab-stop style:position="0.635cm" style:type="center"/>
        </style:tab-stops>
      </style:paragraph-properties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8.415cm" svg:height="3.81cm" svg:x="0.334cm" svg:y="0.105cm" svg:viewBox="0 0 18416 3811" svg:d="m1271 1905 12540-953v-952l4604 1905-4604 1906v-953l-13175-953zm-636-1905zm18416 3811z">
          <text:p/>
        </draw:path>
        <draw:frame draw:style-name="gr2" draw:layer="layout" svg:width="2.54cm" svg:height="1.27cm" svg:x="4.77cm" svg:y="1.545cm">
          <draw:text-box>
            <text:p>Small</text:p>
          </draw:text-box>
        </draw:frame>
        <draw:frame draw:style-name="gr2" draw:text-style-name="P2" draw:layer="layout" svg:width="4.375cm" svg:height="1.673cm" svg:x="14.135cm" svg:y="1.045cm">
          <draw:text-box>
            <text:p><text:span text:style-name="T1">Large</text:span></text:p>
          </draw:text-box>
        </draw:frame>
        <draw:frame draw:style-name="gr3" draw:text-style-name="P4" draw:layer="layout" svg:width="16.51cm" svg:height="0.645cm" svg:x="1.6cm" svg:y="4.285cm">
          <draw:text-box>
            <text:p text:style-name="P3"><text:span text:style-name="T2">a</text:span><text:span text:style-name="T2"><text:tab/></text:span><text:span text:style-name="T2">b</text:span><text:span text:style-name="T2"><text:tab/></text:span><text:span text:style-name="T2">c</text:span><text:span text:style-name="T2"><text:tab/></text:span><text:span text:style-name="T2">d</text:span><text:span text:style-name="T2"><text:tab/></text:span><text:span text:style-name="T2">e</text:span><text:span text:style-name="T2"><text:tab/></text:span><text:span text:style-name="T2">f</text:span><text:span text:style-name="T2"><text:tab/></text:span><text:span text:style-name="T2">g</text:span><text:span text:style-name="T2"><text:tab/></text:span><text:span text:style-name="T2">h</text:span><text:span text:style-name="T2"><text:tab/></text:span><text:span text:style-name="T2">i</text:span><text:span text:style-name="T2"><text:tab/></text:span><text:span text:style-name="T2">j</text:span><text:span text:style-name="T2"><text:tab/></text:span><text:span text:style-name="T2">k</text:span><text:span text:style-name="T2"><text:tab/></text:span><text:span text:style-name="T2">l</text:span><text:span text:style-name="T2"><text:tab/></text:span><text:span text:style-name="T2">m</text:span><text:span text:style-name="T2"><text:tab/></text:span><text:span text:style-name="T2">n</text:span><text:span text:style-name="T2"><text:tab/></text:span><text:span text:style-name="T2">o</text:span><text:span text:style-name="T2"><text:tab/></text:span><text:span text:style-name="T2">p</text:span><text:span text:style-name="T2"><text:tab/></text:span><text:span text:style-name="T2">q</text:span><text:span text:style-name="T2"><text:tab/></text:span><text:span text:style-name="T2">r</text:span><text:span text:style-name="T2"><text:tab/></text:span><text:span text:style-name="T2">s</text:span><text:span text:style-name="T2"><text:tab/></text:span><text:span text:style-name="T2">t</text:span><text:span text:style-name="T2"><text:tab/></text:span><text:span text:style-name="T2">u</text:span><text:span text:style-name="T2"><text:tab/></text:span><text:span text:style-name="T2">v</text:span><text:span text:style-name="T2"><text:tab/></text:span><text:span text:style-name="T2">w</text:span><text:span text:style-name="T2"><text:tab/></text:span><text:span text:style-name="T2">x</text:span><text:span text:style-name="T2"><text:tab/></text:span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5.13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dy Grady</meta:initial-creator>
    <meta:creation-date>2011-01-31T16:11:00</meta:creation-date>
    <dc:date>2011-01-31T16:37:26</dc:date>
    <dc:creator>Jody Grady</dc:creator>
    <meta:editing-duration>PT00H26M26S</meta:editing-duration>
    <meta:editing-cycles>4</meta:editing-cycles>
    <meta:generator>OpenOffice.org/3.2$Linux OpenOffice.org_project/320m12$Build-9483</meta:generator>
    <meta:document-statistic meta:object-count="4"/>
  </office:meta>
</office:document-meta>
</file>